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Roboto" svg:font-family="Roboto, 'Helvetica Neue Light', 'Helvetica Neue', Helvetica, Arial, 'Lucida Grande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1fe1df" officeooo:paragraph-rsid="001fe1df"/>
    </style:style>
    <style:style style:name="P2" style:family="paragraph" style:parent-style-name="Text_20_body">
      <style:text-properties fo:language="fr" fo:country="FR" officeooo:rsid="001fe1df" officeooo:paragraph-rsid="001fe1df"/>
    </style:style>
    <style:style style:name="P3" style:family="paragraph" style:parent-style-name="Heading_20_1">
      <style:text-properties fo:language="fr" fo:country="FR" officeooo:rsid="001fe1df" officeooo:paragraph-rsid="001fe1df"/>
    </style:style>
    <style:style style:name="P4" style:family="paragraph" style:parent-style-name="Heading_20_1">
      <style:paragraph-properties fo:break-before="page"/>
      <style:text-properties officeooo:rsid="002c1993" officeooo:paragraph-rsid="002c1993"/>
    </style:style>
    <style:style style:name="P5" style:family="paragraph" style:parent-style-name="Text_20_body">
      <style:text-properties fo:language="fr" fo:country="FR" officeooo:rsid="002427a5" officeooo:paragraph-rsid="002427a5"/>
    </style:style>
    <style:style style:name="P6" style:family="paragraph" style:parent-style-name="Text_20_body">
      <style:text-properties officeooo:paragraph-rsid="002546c8"/>
    </style:style>
    <style:style style:name="P7" style:family="paragraph" style:parent-style-name="Text_20_body">
      <style:text-properties officeooo:rsid="002c1993" officeooo:paragraph-rsid="002c1993"/>
    </style:style>
    <style:style style:name="P8" style:family="paragraph" style:parent-style-name="Text_20_body" style:list-style-name="L1">
      <style:text-properties officeooo:rsid="002c1993" officeooo:paragraph-rsid="002c1993"/>
    </style:style>
    <style:style style:name="P9" style:family="paragraph" style:parent-style-name="Text_20_body">
      <style:text-properties officeooo:paragraph-rsid="002c1993"/>
    </style:style>
    <style:style style:name="P10" style:family="paragraph" style:parent-style-name="Heading_20_2">
      <style:text-properties officeooo:rsid="002c1993" officeooo:paragraph-rsid="002c1993"/>
    </style:style>
    <style:style style:name="T1" style:family="text">
      <style:text-properties officeooo:rsid="002546c8"/>
    </style:style>
    <style:style style:name="T2" style:family="text">
      <style:text-properties officeooo:rsid="0026fcff"/>
    </style:style>
    <style:style style:name="T3" style:family="text">
      <style:text-properties officeooo:rsid="00288a5b"/>
    </style:style>
    <style:style style:name="T4" style:family="text">
      <style:text-properties officeooo:rsid="002a78c7"/>
    </style:style>
    <style:style style:name="T5" style:family="text">
      <style:text-properties officeooo:rsid="002ad5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ular TP2 :</text:p>
      <text:p text:style-name="P2"/>
      <text:h text:style-name="P3" text:outline-level="1">1) Présentation : </text:h>
      <text:p text:style-name="P5">L’objectif de ce didacticiel et de créer une application qui aide une agence de recrutement à gérer don groupe de héros.</text:p>
      <text:h text:style-name="P10" text:outline-level="2">Introduction :</text:h>
      <text:p text:style-name="P6"><text:span text:style-name="T1">En suivant ce tutoriel on va</text:span> programmer :</text:p>
      <text:p text:style-name="P6">- l'acquisition et l'affichage d'une liste de héros, </text:p>
      <text:p text:style-name="P6">- l'édition des détails d'un héros sélectionné</text:p>
      <text:p text:style-name="P6">- la navigation entre différentes vues de données sur les héros.</text:p>
      <text:p text:style-name="P6"/>
      <text:p text:style-name="P6">Concrètement :</text:p>
      <text:p text:style-name="P6">- <text:span text:style-name="T1">On</text:span> utiliser<text:span text:style-name="T1">a</text:span> des directives intégrées pour afficher et masquer les éléments et afficher les listes de données sur les héros. </text:p>
      <text:p text:style-name="P6">- <text:span text:style-name="T1">On</text:span> <text:span text:style-name="T1">va</text:span> créer des composants pour afficher les détails des héros et afficher un ensemble de héros. </text:p>
      <text:p text:style-name="P6">- <text:span text:style-name="T2">On</text:span> utilise<text:span text:style-name="T2">ra</text:span> une liaison de données unidirectionnelle pour les données en lecture seule. </text:p>
      <text:p text:style-name="P6">- <text:span text:style-name="T2">On</text:span> ajoute<text:span text:style-name="T2">ra</text:span> des champs modifiables pour mettre à jour un modèle avec une liaison bidirectionnelle. </text:p>
      <text:p text:style-name="P6">- <text:span text:style-name="T3">On</text:span> lier<text:span text:style-name="T3">a</text:span> les méthodes des composants aux événements utilisateur, comme les frappes de touches et les clics. </text:p>
      <text:p text:style-name="P6">- <text:span text:style-name="T4">On</text:span> permettr<text:span text:style-name="T4">a</text:span> aux utilisateurs de sélectionner un héros à partir d'une liste principale et d'éditer ce héros dans la vue des détails. </text:p>
      <text:p text:style-name="P6">- <text:span text:style-name="T5">On</text:span> formater<text:span text:style-name="T5">a</text:span> les données avec les pipes (filtres). </text:p>
      <text:p text:style-name="P6">- <text:span text:style-name="T5">On</text:span> <text:span text:style-name="T5">va</text:span> créer un service partagé pour récupérer les données sur les héros. </text:p>
      <text:p text:style-name="P6">- <text:span text:style-name="T5">On</text:span> utiliser<text:span text:style-name="T5">a</text:span> le routage pour naviguer parmi les différentes vues et leurs composants.</text:p>
      <text:p text:style-name="P6"/>
      <text:h text:style-name="P4" text:outline-level="1">The application Shell</text:h>
      <text:p text:style-name="P9">Le conteneur de l'application est le composant principal qui a pour nom AppComponent et qui est représenté dans le fichier index.html par la balise &lt;app-root&gt;&lt;/app-root&gt;</text:p>
      <text:p text:style-name="P7">Pour créer l’application Angular on va entrer la commande suivante :<text:line-break/>« ng new angular-tour-of-heroes »</text:p>
      <text:p text:style-name="P7">new permet de créer un nouveau projet, composant, service…</text:p>
      <text:p text:style-name="P7">Ensuite pour voir le rendu de l’application évoluer en direct au fur et à mesure qu’on modifie le code, on fait :<text:line-break/>« ng serve --open »</text:p>
      <text:p text:style-name="P7">serve va lancer l’application</text:p>
      <text:p text:style-name="P7">--open va l’ouvrir directement sur le navigateur au port défini</text:p>
      <text:p text:style-name="P7">Les implémentations de l’application Shell sont réparties sur 3 fichiers :</text:p>
      <text:list xml:id="list3485485271" text:style-name="L1">
        <text:list-item>
          <text:p text:style-name="P8">app.component.ts— the component class code, written in TypeScript.</text:p>
        </text:list-item>
        <text:list-item>
          <text:p text:style-name="P8">app.component.html— the component template, written in HTML.</text:p>
        </text:list-item>
        <text:list-item>
          <text:p text:style-name="P8">app.component.css— the component's private CSS styles.</text:p>
        </text:list-item>
      </text:list>
      <text:p text:style-name="P7">Pour n’afficher que le titre que l’on souhaite et pas la page de base de Angular, il faut modifier ces fichiers :</text:p>
      <text:p text:style-name="P7">app.component.ts : « title = ‘Tour of Heroes’ ; »</text:p>
      <text:p text:style-name="P7">app.component.html « &lt;h1&gt;{{title}}&lt;/h1&gt; »</text:p>
      <text:p text:style-name="P7">et on peut modifier le style css comme on le souha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Roboto" svg:font-family="Roboto, 'Helvetica Neue Light', 'Helvetica Neue', Helvetica, Arial, 'Lucida Grande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6:45:43.989000000</meta:creation-date>
    <dc:date>2019-12-17T13:25:45.367000000</dc:date>
    <meta:editing-duration>PT1H8M39S</meta:editing-duration>
    <meta:editing-cycles>8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33" meta:word-count="390" meta:character-count="2353" meta:non-whitespace-character-count="1991"/>
  </office:meta>
</office:document-meta>
</file>